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officeooo:rsid="00122419" officeooo:paragraph-rsid="00122419" style:font-size-asian="10.5pt" style:font-size-complex="12pt"/>
    </style:style>
    <style:style style:name="P2" style:family="paragraph" style:parent-style-name="Standard">
      <style:text-properties fo:font-size="18pt" officeooo:rsid="00122419" officeooo:paragraph-rsid="00122419" style:font-size-asian="18pt" style:font-size-complex="18pt"/>
    </style:style>
    <style:style style:name="P3" style:family="paragraph" style:parent-style-name="Standard">
      <style:text-properties fo:font-size="14pt" fo:font-weight="normal" officeooo:rsid="00122419" officeooo:paragraph-rsid="003abc07" style:font-size-asian="14pt" style:font-weight-asian="normal" style:font-size-complex="14pt" style:font-weight-complex="normal"/>
    </style:style>
    <style:style style:name="P4" style:family="paragraph" style:parent-style-name="Standard">
      <style:text-properties fo:font-size="14pt" fo:font-weight="normal" officeooo:rsid="00432871" officeooo:paragraph-rsid="00432871" style:font-size-asian="14pt" style:font-weight-asian="normal" style:font-size-complex="14pt" style:font-weight-complex="normal"/>
    </style:style>
    <style:style style:name="P5" style:family="paragraph" style:parent-style-name="Standard">
      <style:text-properties fo:font-size="14pt" fo:font-weight="normal" officeooo:rsid="00432871" officeooo:paragraph-rsid="0044a4c0" style:font-size-asian="14pt" style:font-weight-asian="normal" style:font-size-complex="14pt" style:font-weight-complex="normal"/>
    </style:style>
    <style:style style:name="P6" style:family="paragraph" style:parent-style-name="Standard">
      <style:text-properties fo:font-size="14pt" fo:font-weight="normal" officeooo:rsid="00432871" officeooo:paragraph-rsid="0046ada6" style:font-size-asian="14pt" style:font-weight-asian="normal" style:font-size-complex="14pt" style:font-weight-complex="normal"/>
    </style:style>
    <style:style style:name="P7" style:family="paragraph" style:parent-style-name="Standard">
      <style:text-properties fo:font-size="14pt" fo:font-weight="normal" officeooo:rsid="00432871" officeooo:paragraph-rsid="00487771" style:font-size-asian="14pt" style:font-weight-asian="normal" style:font-size-complex="14pt" style:font-weight-complex="normal"/>
    </style:style>
    <style:style style:name="P8" style:family="paragraph" style:parent-style-name="Standard">
      <style:text-properties fo:font-size="14pt" fo:font-weight="normal" officeooo:rsid="00432871" officeooo:paragraph-rsid="004ff319" style:font-size-asian="14pt" style:font-weight-asian="normal" style:font-size-complex="14pt" style:font-weight-complex="normal"/>
    </style:style>
    <style:style style:name="P9" style:family="paragraph" style:parent-style-name="Standard">
      <style:text-properties fo:font-size="14pt" fo:font-weight="normal" officeooo:rsid="0044a4c0" officeooo:paragraph-rsid="0044a4c0" style:font-size-asian="14pt" style:font-weight-asian="normal" style:font-size-complex="14pt" style:font-weight-complex="normal"/>
    </style:style>
    <style:style style:name="P10" style:family="paragraph" style:parent-style-name="Standard">
      <style:text-properties fo:font-size="14pt" fo:font-weight="normal" officeooo:rsid="004bc9f5" officeooo:paragraph-rsid="004bc9f5" style:font-size-asian="14pt" style:font-weight-asian="normal" style:font-size-complex="14pt" style:font-weight-complex="normal"/>
    </style:style>
    <style:style style:name="P11" style:family="paragraph" style:parent-style-name="Standard">
      <style:text-properties fo:font-size="14pt" fo:font-weight="normal" officeooo:rsid="004c1c49" officeooo:paragraph-rsid="004c1c49" style:font-size-asian="14pt" style:font-weight-asian="normal" style:font-size-complex="14pt" style:font-weight-complex="normal"/>
    </style:style>
    <style:style style:name="P12" style:family="paragraph" style:parent-style-name="Standard">
      <style:text-properties fo:font-size="14pt" fo:font-weight="normal" officeooo:rsid="004cdba5" officeooo:paragraph-rsid="004cdba5" style:font-size-asian="14pt" style:font-weight-asian="normal" style:font-size-complex="14pt" style:font-weight-complex="normal"/>
    </style:style>
    <style:style style:name="P13" style:family="paragraph" style:parent-style-name="Standard">
      <style:text-properties fo:font-size="14pt" fo:font-weight="normal" officeooo:rsid="0052d937" officeooo:paragraph-rsid="0052d937" style:font-size-asian="14pt" style:font-weight-asian="normal" style:font-size-complex="14pt" style:font-weight-complex="normal"/>
    </style:style>
    <style:style style:name="P14" style:family="paragraph" style:parent-style-name="Standard">
      <style:text-properties fo:font-size="14pt" fo:font-weight="normal" officeooo:rsid="0053d63b" officeooo:paragraph-rsid="0053d63b" style:font-size-asian="14pt" style:font-weight-asian="normal" style:font-size-complex="14pt" style:font-weight-complex="normal"/>
    </style:style>
    <style:style style:name="P15" style:family="paragraph" style:parent-style-name="Standard">
      <style:text-properties fo:font-size="14pt" fo:font-weight="normal" officeooo:rsid="005bf245" officeooo:paragraph-rsid="005bf245" style:font-size-asian="14pt" style:font-weight-asian="normal" style:font-size-complex="14pt" style:font-weight-complex="normal"/>
    </style:style>
    <style:style style:name="P16" style:family="paragraph" style:parent-style-name="Standard">
      <style:text-properties fo:font-size="14pt" fo:font-weight="normal" officeooo:rsid="005bf245" officeooo:paragraph-rsid="005d2f57" style:font-size-asian="14pt" style:font-weight-asian="normal" style:font-size-complex="14pt" style:font-weight-complex="normal"/>
    </style:style>
    <style:style style:name="P17" style:family="paragraph" style:parent-style-name="Standard">
      <style:text-properties fo:font-size="14pt" fo:font-weight="normal" officeooo:rsid="005bf245" officeooo:paragraph-rsid="005d84d3" style:font-size-asian="14pt" style:font-weight-asian="normal" style:font-size-complex="14pt" style:font-weight-complex="normal"/>
    </style:style>
    <style:style style:name="P18" style:family="paragraph" style:parent-style-name="Standard">
      <style:text-properties fo:font-size="14pt" fo:font-weight="normal" officeooo:rsid="005bf245" officeooo:paragraph-rsid="0060e89f" style:font-size-asian="14pt" style:font-weight-asian="normal" style:font-size-complex="14pt" style:font-weight-complex="normal"/>
    </style:style>
    <style:style style:name="P19" style:family="paragraph" style:parent-style-name="Standard">
      <style:text-properties fo:font-size="14pt" fo:font-weight="normal" officeooo:rsid="005bf245" officeooo:paragraph-rsid="00614537" style:font-size-asian="14pt" style:font-weight-asian="normal" style:font-size-complex="14pt" style:font-weight-complex="normal"/>
    </style:style>
    <style:style style:name="P20" style:family="paragraph" style:parent-style-name="Standard">
      <style:text-properties fo:font-size="14pt" fo:font-weight="normal" officeooo:rsid="003d0688" officeooo:paragraph-rsid="003d0688" style:font-size-asian="14pt" style:font-weight-asian="normal" style:font-size-complex="14pt" style:font-weight-complex="normal"/>
    </style:style>
    <style:style style:name="P21" style:family="paragraph" style:parent-style-name="Standard">
      <style:text-properties fo:font-size="14pt" fo:font-weight="normal" officeooo:rsid="005d2f57" officeooo:paragraph-rsid="005d2f57" style:font-size-asian="14pt" style:font-weight-asian="normal" style:font-size-complex="14pt" style:font-weight-complex="normal"/>
    </style:style>
    <style:style style:name="P22" style:family="paragraph" style:parent-style-name="Standard">
      <style:text-properties fo:font-size="14pt" fo:font-weight="bold" officeooo:rsid="00432871" officeooo:paragraph-rsid="00432871" style:font-size-asian="14pt" style:font-weight-asian="bold" style:font-size-complex="14pt" style:font-weight-complex="bold"/>
    </style:style>
    <style:style style:name="P23" style:family="paragraph" style:parent-style-name="Standard">
      <style:text-properties fo:font-size="14pt" fo:font-weight="bold" officeooo:rsid="00432871" officeooo:paragraph-rsid="004c1c49" style:font-size-asian="14pt" style:font-weight-asian="bold" style:font-size-complex="14pt" style:font-weight-complex="bold"/>
    </style:style>
    <style:style style:name="P24" style:family="paragraph" style:parent-style-name="Standard">
      <style:text-properties fo:font-size="14pt" fo:font-weight="bold" officeooo:rsid="004c1c49" officeooo:paragraph-rsid="004c1c49" style:font-size-asian="14pt" style:font-weight-asian="bold" style:font-size-complex="14pt" style:font-weight-complex="bold"/>
    </style:style>
    <style:style style:name="P25" style:family="paragraph" style:parent-style-name="Standard">
      <style:text-properties fo:font-size="14pt" fo:font-weight="bold" officeooo:rsid="004cdba5" officeooo:paragraph-rsid="004cdba5" style:font-size-asian="14pt" style:font-weight-asian="bold" style:font-size-complex="14pt" style:font-weight-complex="bold"/>
    </style:style>
    <style:style style:name="P26" style:family="paragraph" style:parent-style-name="Standard">
      <style:text-properties fo:font-size="14pt" fo:font-weight="bold" officeooo:rsid="005bf245" officeooo:paragraph-rsid="005bf245" style:font-size-asian="14pt" style:font-weight-asian="bold" style:font-size-complex="14pt" style:font-weight-complex="bold"/>
    </style:style>
    <style:style style:name="P27" style:family="paragraph" style:parent-style-name="Standard">
      <style:text-properties fo:font-size="14pt" officeooo:rsid="0034e1b2" officeooo:paragraph-rsid="003abc07" style:font-size-asian="14pt" style:font-size-complex="14pt"/>
    </style:style>
    <style:style style:name="P28" style:family="paragraph" style:parent-style-name="Standard">
      <style:text-properties style:font-name="Liberation Serif" fo:font-size="14pt" fo:font-style="normal" fo:font-weight="normal" officeooo:rsid="004bc9f5" officeooo:paragraph-rsid="004bc9f5" style:font-size-asian="14pt" style:font-style-asian="normal" style:font-weight-asian="normal" style:font-size-complex="14pt" style:font-style-complex="normal" style:font-weight-complex="normal"/>
    </style:style>
    <style:style style:name="P29" style:family="paragraph" style:parent-style-name="Standard">
      <style:text-properties style:font-name="Monospace1" fo:font-size="10pt" officeooo:paragraph-rsid="003abc07" style:font-size-asian="10pt"/>
    </style:style>
    <style:style style:name="P30" style:family="paragraph" style:parent-style-name="Standard">
      <style:paragraph-properties fo:margin-left="0cm" fo:margin-right="0cm" fo:text-align="start" style:justify-single-word="false" fo:text-indent="0cm" style:auto-text-indent="false"/>
      <style:text-properties style:font-name="Monospace" fo:font-size="14pt" fo:font-style="normal" style:font-size-asian="14pt" style:font-style-asian="normal" style:font-size-complex="14pt" style:font-style-complex="normal"/>
    </style:style>
    <style:style style:name="P31" style:family="paragraph" style:parent-style-name="Standard">
      <style:text-properties fo:color="#c9802b" style:font-name="Monospace" fo:font-size="14pt" fo:font-style="normal" fo:font-weight="normal" officeooo:rsid="0044a4c0" officeooo:paragraph-rsid="0044a4c0" style:font-size-asian="14pt" style:font-style-asian="normal" style:font-weight-asian="normal" style:font-size-complex="14pt" style:font-style-complex="normal" style:font-weight-complex="normal"/>
    </style:style>
    <style:style style:name="P32" style:family="paragraph" style:parent-style-name="Standard">
      <style:text-properties fo:color="#c9802b" style:font-name="Monospace" fo:font-size="14pt" fo:font-style="normal" fo:font-weight="normal" officeooo:rsid="0044a4c0" officeooo:paragraph-rsid="004bc9f5" style:font-size-asian="14pt" style:font-style-asian="normal" style:font-weight-asian="normal" style:font-size-complex="14pt" style:font-style-complex="normal" style:font-weight-complex="normal"/>
    </style:style>
    <style:style style:name="P33" style:family="paragraph" style:parent-style-name="Standard">
      <style:text-properties fo:color="#ff0000" style:font-name="Monospace1" fo:font-size="10pt" fo:font-style="normal" fo:font-weight="normal" officeooo:rsid="0044a4c0" officeooo:paragraph-rsid="0044a4c0" style:font-size-asian="10pt" style:font-style-asian="normal" style:font-weight-asian="normal" style:font-size-complex="14pt" style:font-style-complex="normal" style:font-weight-complex="normal"/>
    </style:style>
    <style:style style:name="P34" style:family="paragraph" style:parent-style-name="Standard">
      <style:text-properties fo:color="#ff0000" style:font-name="Monospace1" fo:font-size="10pt" fo:font-weight="normal" officeooo:rsid="00487771" officeooo:paragraph-rsid="00487771" style:font-size-asian="10pt" style:font-weight-asian="normal" style:font-size-complex="14pt" style:font-weight-complex="normal"/>
    </style:style>
    <style:style style:name="P35" style:family="paragraph" style:parent-style-name="Standard">
      <style:text-properties fo:color="#000000" style:font-name="Monospace1" fo:font-size="10pt" officeooo:rsid="0034e1b2" officeooo:paragraph-rsid="003abc07" style:font-size-asian="10pt" style:font-size-complex="14pt"/>
    </style:style>
    <style:style style:name="P36" style:family="paragraph" style:parent-style-name="Standard">
      <style:text-properties fo:font-size="14pt" fo:font-weight="normal" officeooo:rsid="005d84d3" officeooo:paragraph-rsid="005d84d3" style:font-size-asian="14pt" style:font-weight-asian="normal" style:font-size-complex="14pt" style:font-weight-complex="normal"/>
    </style:style>
    <style:style style:name="P37" style:family="paragraph" style:parent-style-name="Standard">
      <style:text-properties fo:font-size="14pt" fo:font-weight="normal" officeooo:rsid="005d2f57" officeooo:paragraph-rsid="005d2f57" style:font-size-asian="14pt" style:font-weight-asian="normal" style:font-size-complex="14pt" style:font-weight-complex="normal"/>
    </style:style>
    <style:style style:name="P38" style:family="paragraph" style:parent-style-name="Standard">
      <style:text-properties fo:font-size="14pt" fo:font-weight="normal" officeooo:rsid="005bf245" officeooo:paragraph-rsid="005fb5f0" style:font-size-asian="14pt" style:font-weight-asian="normal" style:font-size-complex="14pt" style:font-weight-complex="normal"/>
    </style:style>
    <style:style style:name="P39" style:family="paragraph" style:parent-style-name="Standard">
      <style:text-properties fo:font-size="14pt" fo:font-weight="normal" officeooo:rsid="005bf245" officeooo:paragraph-rsid="006ced8f" style:font-size-asian="14pt" style:font-weight-asian="normal" style:font-size-complex="14pt" style:font-weight-complex="normal"/>
    </style:style>
    <style:style style:name="P40" style:family="paragraph" style:parent-style-name="Standard">
      <style:text-properties fo:font-size="14pt" fo:font-weight="normal" officeooo:rsid="006432e8" officeooo:paragraph-rsid="006e095b" style:font-size-asian="14pt" style:font-weight-asian="normal" style:font-size-complex="14pt" style:font-weight-complex="normal"/>
    </style:style>
    <style:style style:name="P41" style:family="paragraph" style:parent-style-name="Standard">
      <style:text-properties fo:font-size="14pt" fo:font-weight="normal" officeooo:rsid="00655833" officeooo:paragraph-rsid="006fc3ca" style:font-size-asian="14pt" style:font-weight-asian="normal" style:font-size-complex="14pt" style:font-weight-complex="normal"/>
    </style:style>
    <style:style style:name="P42" style:family="paragraph" style:parent-style-name="Standard">
      <style:text-properties fo:font-size="14pt" fo:font-weight="normal" officeooo:rsid="00639bcb" officeooo:paragraph-rsid="0078ca01" style:font-size-asian="14pt" style:font-weight-asian="normal" style:font-size-complex="14pt" style:font-weight-complex="normal"/>
    </style:style>
    <style:style style:name="P43" style:family="paragraph" style:parent-style-name="Standard">
      <style:text-properties fo:font-size="14pt" fo:font-style="normal" fo:font-weight="normal" officeooo:rsid="0060e89f" officeooo:paragraph-rsid="0060e89f" style:font-size-asian="14pt" style:font-style-asian="normal" style:font-weight-asian="normal" style:font-size-complex="14pt" style:font-style-complex="normal" style:font-weight-complex="normal"/>
    </style:style>
    <style:style style:name="P44" style:family="paragraph" style:parent-style-name="Standard">
      <style:text-properties fo:font-size="14pt" fo:font-style="normal" fo:font-weight="normal" officeooo:rsid="00614537" officeooo:paragraph-rsid="00614537" style:font-size-asian="14pt" style:font-style-asian="normal" style:font-weight-asian="normal" style:font-size-complex="14pt" style:font-style-complex="normal" style:font-weight-complex="normal"/>
    </style:style>
    <style:style style:name="P45" style:family="paragraph" style:parent-style-name="Standard">
      <style:text-properties fo:font-size="14pt" fo:font-style="normal" fo:font-weight="normal" officeooo:rsid="00620792" officeooo:paragraph-rsid="0061e63c" style:font-size-asian="14pt" style:font-style-asian="normal" style:font-weight-asian="normal" style:font-size-complex="14pt" style:font-style-complex="normal" style:font-weight-complex="normal"/>
    </style:style>
    <style:style style:name="P46" style:family="paragraph" style:parent-style-name="Standard">
      <style:text-properties fo:font-size="14pt" fo:font-style="normal" fo:font-weight="normal" officeooo:rsid="00639bcb" officeooo:paragraph-rsid="00639bcb"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fo:font-weight="normal" officeooo:rsid="00639bcb" officeooo:paragraph-rsid="006e454b"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style="normal" fo:font-weight="normal" officeooo:rsid="00639bcb" officeooo:paragraph-rsid="0071161d"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639bcb" officeooo:paragraph-rsid="007199c8"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639bcb" officeooo:paragraph-rsid="0076e019"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639bcb" officeooo:paragraph-rsid="0078ca01"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6432e8" officeooo:paragraph-rsid="006e095b"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693801" officeooo:paragraph-rsid="00655833"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7a66f0" officeooo:paragraph-rsid="007a66f0"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bold" officeooo:rsid="00639bcb" officeooo:paragraph-rsid="00639bcb"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639bcb" officeooo:paragraph-rsid="006e095b"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655833" officeooo:paragraph-rsid="00655833"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6bcd6d" officeooo:paragraph-rsid="006bcd6d"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7a66f0" officeooo:paragraph-rsid="007a66f0"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weight="bold" officeooo:rsid="00639bcb" officeooo:paragraph-rsid="006e095b" style:font-size-asian="14pt" style:font-weight-asian="bold" style:font-size-complex="14pt" style:font-weight-complex="bold"/>
    </style:style>
    <style:style style:name="P61" style:family="paragraph" style:parent-style-name="Standard">
      <style:text-properties fo:font-size="14pt" fo:font-weight="bold" officeooo:rsid="00655833" officeooo:paragraph-rsid="00655833" style:font-size-asian="14pt" style:font-weight-asian="bold" style:font-size-complex="14pt" style:font-weight-complex="bold"/>
    </style:style>
    <style:style style:name="P62" style:family="paragraph" style:parent-style-name="Standard">
      <style:paragraph-properties fo:margin-left="0cm" fo:margin-right="0cm" fo:text-align="start" style:justify-single-word="false" fo:text-indent="0cm" style:auto-text-indent="false"/>
      <style:text-properties fo:color="#c9802b" style:font-name="Monospace" fo:font-size="14pt" fo:font-style="normal" style:font-size-asian="14pt" style:font-style-asian="normal" style:font-size-complex="14pt" style:font-style-complex="normal"/>
    </style:style>
    <style:style style:name="P63" style:family="paragraph" style:parent-style-name="Standard">
      <style:paragraph-properties fo:margin-left="0cm" fo:margin-right="0cm" fo:text-align="start" style:justify-single-word="false" fo:text-indent="0cm" style:auto-text-indent="false"/>
      <style:text-properties fo:color="#ff0000" style:font-name="Monospace1" fo:font-size="10pt" style:font-size-asian="10pt"/>
    </style:style>
    <style:style style:name="P64" style:family="paragraph" style:parent-style-name="Standard">
      <style:paragraph-properties fo:margin-left="0cm" fo:margin-right="0cm" fo:text-align="start" style:justify-single-word="false" fo:text-indent="0cm" style:auto-text-indent="false"/>
      <style:text-properties fo:color="#000000" style:font-name="Monospace1" fo:font-size="10pt" officeooo:rsid="0034e1b2" style:font-size-asian="10pt" style:font-size-complex="14pt"/>
    </style:style>
    <style:style style:name="P65" style:family="paragraph" style:parent-style-name="Standard">
      <style:paragraph-properties fo:margin-left="0cm" fo:margin-right="0cm" fo:text-align="start" style:justify-single-word="false" fo:text-indent="0cm" style:auto-text-indent="false"/>
    </style:style>
    <style:style style:name="P66"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T1" style:family="text">
      <style:text-properties officeooo:rsid="0042df80"/>
    </style:style>
    <style:style style:name="T2" style:family="text">
      <style:text-properties officeooo:rsid="00435a95"/>
    </style:style>
    <style:style style:name="T3" style:family="text">
      <style:text-properties officeooo:rsid="0044a4c0"/>
    </style:style>
    <style:style style:name="T4" style:family="text">
      <style:text-properties fo:color="#c9802b"/>
    </style:style>
    <style:style style:name="T5" style:family="text">
      <style:text-properties fo:color="#c9802b" officeooo:rsid="0046ada6"/>
    </style:style>
    <style:style style:name="T6" style:family="text">
      <style:text-properties fo:color="#ff0000" style:font-name="Monospace1" fo:font-size="10pt" style:font-size-asian="10pt"/>
    </style:style>
    <style:style style:name="T7" style:family="text">
      <style:text-properties fo:color="#ff0000" style:font-name="Monospace1" fo:font-size="10pt" officeooo:rsid="0046ada6" style:font-size-asian="10pt"/>
    </style:style>
    <style:style style:name="T8" style:family="text">
      <style:text-properties fo:color="#ff0000" style:font-name="Monospace1" fo:font-size="10pt" officeooo:rsid="00487771" style:font-size-asian="10pt"/>
    </style:style>
    <style:style style:name="T9" style:family="text">
      <style:text-properties officeooo:rsid="00487771"/>
    </style:style>
    <style:style style:name="T10" style:family="text">
      <style:text-properties officeooo:rsid="004c1c49"/>
    </style:style>
    <style:style style:name="T11" style:family="text">
      <style:text-properties officeooo:rsid="004cdba5"/>
    </style:style>
    <style:style style:name="T12" style:family="text">
      <style:text-properties officeooo:rsid="004ff319"/>
    </style:style>
    <style:style style:name="T13" style:family="text">
      <style:text-properties fo:color="#7f0055" style:font-name="Monospace1" fo:font-size="10pt" fo:font-weight="bold" style:font-size-asian="10pt" style:font-weight-asian="bold"/>
    </style:style>
    <style:style style:name="T14" style:family="text">
      <style:text-properties fo:color="#7f0055" style:font-name="Monospace1" fo:font-size="10pt" fo:font-weight="bold" fo:background-color="#e8f2fe" loext:char-shading-value="0" style:font-size-asian="10pt" style:font-weight-asian="bold"/>
    </style:style>
    <style:style style:name="T15" style:family="text">
      <style:text-properties fo:color="#7f0055" fo:font-weight="bold" style:font-weight-asian="bold"/>
    </style:style>
    <style:style style:name="T16" style:family="text">
      <style:text-properties fo:color="#000000" style:font-name="Monospace1" fo:font-size="10pt" style:font-size-asian="10pt"/>
    </style:style>
    <style:style style:name="T17" style:family="text">
      <style:text-properties fo:color="#000000" style:font-name="Monospace1" fo:font-size="10pt" fo:background-color="#e8f2fe" loext:char-shading-value="0" style:font-size-asian="10pt"/>
    </style:style>
    <style:style style:name="T18" style:family="text">
      <style:text-properties fo:color="#005032" style:font-name="Monospace1" fo:font-size="10pt" fo:background-color="#e8f2fe" loext:char-shading-value="0" style:font-size-asian="10pt"/>
    </style:style>
    <style:style style:name="T19" style:family="text">
      <style:text-properties fo:color="#005032"/>
    </style:style>
    <style:style style:name="T20" style:family="text">
      <style:text-properties fo:color="#0000c0" style:font-name="Monospace1" fo:font-size="10pt" style:font-size-asian="10pt"/>
    </style:style>
    <style:style style:name="T21" style:family="text">
      <style:text-properties officeooo:rsid="0052fb8c"/>
    </style:style>
    <style:style style:name="T22" style:family="text">
      <style:text-properties officeooo:rsid="0053d63b"/>
    </style:style>
    <style:style style:name="T23" style:family="text">
      <style:text-properties officeooo:rsid="0055b04f"/>
    </style:style>
    <style:style style:name="T24" style:family="text">
      <style:text-properties fo:color="#3f7f5f" style:font-name="Monospace1" fo:font-size="10pt" style:font-size-asian="10pt"/>
    </style:style>
    <style:style style:name="T25" style:family="text">
      <style:text-properties fo:color="#3f7f5f" style:font-name="Monospace1" fo:font-size="10pt" style:text-underline-style="solid" style:text-underline-width="auto" style:text-underline-color="font-color" style:font-size-asian="10pt"/>
    </style:style>
    <style:style style:name="T26" style:family="text">
      <style:text-properties officeooo:rsid="005d2f57"/>
    </style:style>
    <style:style style:name="T27" style:family="text">
      <style:text-properties officeooo:rsid="005d84d3"/>
    </style:style>
    <style:style style:name="T28" style:family="text">
      <style:text-properties officeooo:rsid="005fb5f0"/>
    </style:style>
    <style:style style:name="T29" style:family="text">
      <style:text-properties officeooo:rsid="0060e89f"/>
    </style:style>
    <style:style style:name="T30" style:family="text">
      <style:text-properties fo:font-style="normal" style:font-style-asian="normal" style:font-style-complex="normal"/>
    </style:style>
    <style:style style:name="T31" style:family="text">
      <style:text-properties fo:font-style="normal" officeooo:rsid="0060e89f" style:font-style-asian="normal" style:font-style-complex="normal"/>
    </style:style>
    <style:style style:name="T32" style:family="text">
      <style:text-properties fo:font-style="normal" officeooo:rsid="00614537" style:font-style-asian="normal" style:font-style-complex="normal"/>
    </style:style>
    <style:style style:name="T33" style:family="text">
      <style:text-properties fo:font-style="normal" officeooo:rsid="00639bcb" style:font-style-asian="normal" style:font-style-complex="normal"/>
    </style:style>
    <style:style style:name="T34" style:family="text">
      <style:text-properties fo:font-style="normal" officeooo:rsid="006432e8" style:font-style-asian="normal" style:font-style-complex="normal"/>
    </style:style>
    <style:style style:name="T35" style:family="text">
      <style:text-properties fo:font-style="normal" officeooo:rsid="006bcd6d" style:font-style-asian="normal" style:font-style-complex="normal"/>
    </style:style>
    <style:style style:name="T36" style:family="text">
      <style:text-properties fo:font-style="normal" officeooo:rsid="006ced8f" style:font-style-asian="normal" style:font-style-complex="normal"/>
    </style:style>
    <style:style style:name="T37" style:family="text">
      <style:text-properties fo:font-style="normal" officeooo:rsid="006e454b" style:font-style-asian="normal" style:font-style-complex="normal"/>
    </style:style>
    <style:style style:name="T38" style:family="text">
      <style:text-properties fo:font-style="normal" officeooo:rsid="006f51b8" style:font-style-asian="normal" style:font-style-complex="normal"/>
    </style:style>
    <style:style style:name="T39" style:family="text">
      <style:text-properties fo:font-style="normal" officeooo:rsid="006fc3ca" style:font-style-asian="normal" style:font-style-complex="normal"/>
    </style:style>
    <style:style style:name="T40" style:family="text">
      <style:text-properties fo:font-style="normal" officeooo:rsid="00707c1c" style:font-style-asian="normal" style:font-style-complex="normal"/>
    </style:style>
    <style:style style:name="T41" style:family="text">
      <style:text-properties fo:font-style="normal" officeooo:rsid="007097d5" style:font-style-asian="normal" style:font-style-complex="normal"/>
    </style:style>
    <style:style style:name="T42" style:family="text">
      <style:text-properties fo:font-style="normal" officeooo:rsid="0071161d" style:font-style-asian="normal" style:font-style-complex="normal"/>
    </style:style>
    <style:style style:name="T43" style:family="text">
      <style:text-properties fo:font-style="normal" officeooo:rsid="0072bfab" style:font-style-asian="normal" style:font-style-complex="normal"/>
    </style:style>
    <style:style style:name="T44" style:family="text">
      <style:text-properties fo:font-style="normal" officeooo:rsid="007a5b12"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6432e8" style:font-style-asian="normal" style:font-weight-asian="normal" style:font-style-complex="normal" style:font-weight-complex="normal"/>
    </style:style>
    <style:style style:name="T47" style:family="text">
      <style:text-properties officeooo:rsid="00614537"/>
    </style:style>
    <style:style style:name="T48" style:family="text">
      <style:text-properties fo:font-weight="normal" style:font-weight-asian="normal" style:font-weight-complex="normal"/>
    </style:style>
    <style:style style:name="T49" style:family="text">
      <style:text-properties fo:font-weight="normal" officeooo:rsid="006e095b" style:font-weight-asian="normal" style:font-weight-complex="normal"/>
    </style:style>
    <style:style style:name="T50" style:family="text">
      <style:text-properties officeooo:rsid="006e095b"/>
    </style:style>
    <style:style style:name="T51" style:family="text">
      <style:text-properties officeooo:rsid="006e454b"/>
    </style:style>
    <style:style style:name="T52" style:family="text">
      <style:text-properties officeooo:rsid="0071161d"/>
    </style:style>
    <style:style style:name="T53" style:family="text">
      <style:text-properties officeooo:rsid="007199c8"/>
    </style:style>
    <style:style style:name="T54" style:family="text">
      <style:text-properties officeooo:rsid="0072bfab"/>
    </style:style>
    <style:style style:name="T55" style:family="text">
      <style:text-properties officeooo:rsid="0076e019"/>
    </style:style>
    <style:style style:name="T56" style:family="text">
      <style:text-properties officeooo:rsid="0078ca01"/>
    </style:style>
    <style:style style:name="T57" style:family="text">
      <style:text-properties officeooo:rsid="007b1014"/>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Week <text:span text:style-name="T1">6</text:span></text:p>
      <text:p text:style-name="P1"/>
      <text:p text:style-name="P22"><text:span text:style-name="T9">Achievements</text:span>:</text:p>
      <text:p text:style-name="P4"/>
      <text:p text:style-name="P9">Right now, 16 vertices on each chip form a ring structure with edges, which looks as follows:</text:p>
      <text:p text:style-name="P9"/>
      <text:p text:style-name="P31"><text:s text:c="3"/>------------------------------------</text:p>
      <text:p text:style-name="P62"><text:s text:c="3"/>| <text:s text:c="33"/>|</text:p>
      <text:p text:style-name="P30"><text:span text:style-name="T4"><text:s text:c="3"/>| <text:s text:c="2"/>[0</text:span><text:span text:style-name="T5">2</text:span><text:span text:style-name="T4">]--[0</text:span><text:span text:style-name="T5">3</text:span><text:span text:style-name="T4">]--[0</text:span><text:span text:style-name="T5">4</text:span><text:span text:style-name="T4">]--[0</text:span><text:span text:style-name="T5">5</text:span><text:span text:style-name="T4">]--[0</text:span><text:span text:style-name="T5">6</text:span><text:span text:style-name="T4">] <text:s text:c="2"/>|</text:span></text:p>
      <text:p text:style-name="P62"><text:s text:c="3"/>| <text:s text:c="3"/>| <text:s text:c="23"/>| <text:s text:c="3"/>|</text:p>
      <text:p text:style-name="P30"><text:span text:style-name="T4"><text:s text:c="3"/>| <text:s text:c="2"/>[1</text:span><text:span text:style-name="T5">7</text:span><text:span text:style-name="T4">] <text:s text:c="19"/>[0</text:span><text:span text:style-name="T5">7</text:span><text:span text:style-name="T4">] <text:s text:c="2"/>|</text:span></text:p>
      <text:p text:style-name="P62"><text:s text:c="3"/>| <text:s text:c="3"/>| <text:s text:c="23"/>| <text:s text:c="3"/>|</text:p>
      <text:p text:style-name="P30"><text:span text:style-name="T4"><text:s text:c="3"/>| <text:s text:c="2"/>[1</text:span><text:span text:style-name="T5">6</text:span><text:span text:style-name="T4">] <text:s text:c="19"/>[0</text:span><text:span text:style-name="T5">8</text:span><text:span text:style-name="T4">] <text:s text:c="2"/>|</text:span></text:p>
      <text:p text:style-name="P62"><text:s text:c="3"/>| <text:s text:c="3"/>| <text:s text:c="23"/>| <text:s text:c="3"/>|</text:p>
      <text:p text:style-name="P30"><text:span text:style-name="T4"><text:s text:c="3"/>| <text:s text:c="2"/>[1</text:span><text:span text:style-name="T5">5</text:span><text:span text:style-name="T4">] <text:s text:c="19"/>[0</text:span><text:span text:style-name="T5">9</text:span><text:span text:style-name="T4">] <text:s text:c="2"/>|</text:span></text:p>
      <text:p text:style-name="P62"><text:s text:c="3"/>| <text:s text:c="3"/>| <text:s text:c="23"/>| <text:s text:c="3"/>|</text:p>
      <text:p text:style-name="P30"><text:span text:style-name="T4"><text:s text:c="3"/>| <text:s text:c="2"/>[1</text:span><text:span text:style-name="T5">4</text:span><text:span text:style-name="T4">]--[1</text:span><text:span text:style-name="T5">3</text:span><text:span text:style-name="T4">]--[1</text:span><text:span text:style-name="T5">2</text:span><text:span text:style-name="T4">]--[</text:span><text:span text:style-name="T5">11</text:span><text:span text:style-name="T4">]--[</text:span><text:span text:style-name="T5">10</text:span><text:span text:style-name="T4">] <text:s text:c="2"/>|</text:span></text:p>
      <text:p text:style-name="P62"><text:s text:c="3"/>| <text:s text:c="33"/>|</text:p>
      <text:p text:style-name="P31"><text:s text:c="3"/>------------------------------------</text:p>
      <text:p text:style-name="P31"/>
      <text:p text:style-name="P28">After wiring up the edges, I implemented a simple function that counts the total number of data entries (the number of rows to be more precise) in all cores. Core 02 starts the entire process by sending a MCPL packet containing its number of data entries to core 03. Core 03 increments the received message by its number of data entries and sends it to core 04. The process repeats until core 02 is reached, which will write the content of the MCPL packet back to SDRAM:</text:p>
      <text:p text:style-name="P32"/>
      <text:p text:style-name="P33">2017-11-02 16:49:38 INFO: Time 0:00:00.369579 taken by RouterProvenanceGatherer</text:p>
      <text:p text:style-name="P63">Getting profile data</text:p>
      <text:p text:style-name="P63">|0% <text:s text:c="25"/>50% <text:s text:c="24"/>100%|</text:p>
      <text:p text:style-name="P63"><text:s/>============================================================</text:p>
      <text:p text:style-name="P63">2017-11-02 16:49:38 INFO: Time 0:00:00.008371 taken by ProfileDataGatherer</text:p>
      <text:p text:style-name="P33">2017-11-02 16:49:39 INFO: 0, 0, 2 &gt; 2</text:p>
      <text:p text:style-name="P4"><text:span text:style-name="T6">2017-11-02 16:49:39 INFO: 0, 0, </text:span><text:span text:style-name="T7">3</text:span><text:span text:style-name="T6"> &gt; </text:span><text:span text:style-name="T7">4</text:span></text:p>
      <text:p text:style-name="P6"><text:span text:style-name="T6">2017-11-02 16:49:39 INFO: 0, 0, </text:span><text:span text:style-name="T7">4</text:span><text:span text:style-name="T6"> &gt; </text:span><text:span text:style-name="T7">6</text:span></text:p>
      <text:p text:style-name="P6"><text:span text:style-name="T6">2017-11-02 16:49:39 INFO: 0, 0, </text:span><text:span text:style-name="T7">5</text:span><text:span text:style-name="T6"> &gt; </text:span><text:span text:style-name="T7">8</text:span></text:p>
      <text:p text:style-name="P6"><text:span text:style-name="T6">2017-11-02 16:49:39 INFO: 0, 0, </text:span><text:span text:style-name="T7">6</text:span><text:span text:style-name="T6"> &gt; </text:span><text:span text:style-name="T7">10</text:span></text:p>
      <text:p text:style-name="P6"><text:span text:style-name="T6">2017-11-02 16:49:39 INFO: 0, 0, </text:span><text:span text:style-name="T7">7</text:span><text:span text:style-name="T6"> &gt; </text:span><text:span text:style-name="T7">12</text:span></text:p>
      <text:p text:style-name="P6"><text:span text:style-name="T6">2017-11-02 16:49:39 INFO: 0, 0, </text:span><text:span text:style-name="T7">8</text:span><text:span text:style-name="T6"> &gt; </text:span><text:span text:style-name="T8">14</text:span></text:p>
      <text:p text:style-name="P6"><text:span text:style-name="T6">2017-11-02 16:49:39 INFO: 0, 0, </text:span><text:span text:style-name="T7">9</text:span><text:span text:style-name="T6"> &gt; </text:span><text:span text:style-name="T8">16</text:span></text:p>
      <text:p text:style-name="P6"><text:span text:style-name="T6">2017-11-02 16:49:39 INFO: 0, 0, </text:span><text:span text:style-name="T7">10</text:span><text:span text:style-name="T6"> &gt; </text:span><text:span text:style-name="T8">18</text:span></text:p>
      <text:p text:style-name="P6"><text:span text:style-name="T6">2017-11-02 16:49:39 INFO: 0, 0, </text:span><text:span text:style-name="T7">11</text:span><text:span text:style-name="T6"> &gt; </text:span><text:span text:style-name="T8">20</text:span></text:p>
      <text:p text:style-name="P6"><text:span text:style-name="T6">2017-11-02 16:49:39 INFO: 0, 0, </text:span><text:span text:style-name="T7">1</text:span><text:span text:style-name="T8">2</text:span><text:span text:style-name="T6"> &gt; 2</text:span><text:span text:style-name="T8">2</text:span></text:p>
      <text:p text:style-name="P6"><text:span text:style-name="T6">2017-11-02 16:49:39 INFO: 0, 0, </text:span><text:span text:style-name="T7">1</text:span><text:span text:style-name="T8">3</text:span><text:span text:style-name="T6"> &gt; 2</text:span><text:span text:style-name="T8">4</text:span></text:p>
      <text:p text:style-name="P6"><text:span text:style-name="T6">2017-11-02 16:49:39 INFO: 0, 0, </text:span><text:span text:style-name="T7">1</text:span><text:span text:style-name="T8">4</text:span><text:span text:style-name="T6"> &gt; 2</text:span><text:span text:style-name="T8">6</text:span></text:p>
      <text:p text:style-name="P6"><text:span text:style-name="T6">2017-11-02 16:49:39 INFO: 0, 0, </text:span><text:span text:style-name="T7">1</text:span><text:span text:style-name="T8">5</text:span><text:span text:style-name="T6"> &gt; 2</text:span><text:span text:style-name="T8">8</text:span></text:p>
      <text:p text:style-name="P6"><text:span text:style-name="T6">2017-11-02 16:49:39 INFO: 0, 0, </text:span><text:span text:style-name="T7">1</text:span><text:span text:style-name="T8">6</text:span><text:span text:style-name="T6"> &gt; </text:span><text:span text:style-name="T8">30</text:span></text:p>
      <text:p text:style-name="P7"><text:span text:style-name="T6">2017-11-02 16:49:39 INFO: 0, 0, </text:span><text:span text:style-name="T7">1</text:span><text:span text:style-name="T8">7</text:span><text:span text:style-name="T6"> &gt; </text:span><text:span text:style-name="T8">32</text:span></text:p>
      <text:p text:style-name="P34"/>
      <text:p text:style-name="P10">In this case, I put two data entries on every core before running the algorithm</text:p>
      <text:p text:style-name="P23"><text:soft-page-break/><text:span text:style-name="T10">Documentation (C code)</text:span>:</text:p>
      <text:p text:style-name="P23"/>
      <text:p text:style-name="P12">Disclaimer: This particular code is designed for the ring structure (specified above).</text:p>
      <text:p text:style-name="P12"><text:s text:c="20"/>Different topologies require their own set of functions.</text:p>
      <text:p text:style-name="P11"/>
      <text:p text:style-name="P22">void start_processing()</text:p>
      <text:p text:style-name="P5">//Given the header.function_id <text:span text:style-name="T10">(</text:span>supplied in the SDRAM), start_processing<text:span text:style-name="T2">()</text:span> selects</text:p>
      <text:p text:style-name="P5">//which function to execute. <text:span text:style-name="T3">Currently 1 → count, 2 → builds index table</text:span></text:p>
      <text:p text:style-name="P5"/>
      <text:p text:style-name="P5">///////////////////////////////////////////////////////////////////////////////////////////////////////////////////////////</text:p>
      <text:p text:style-name="P5">// <text:span text:style-name="T12">COUNT FUNCTION <text:s text:c="95"/>//</text:span></text:p>
      <text:p text:style-name="P5">///////////////////////////////////////////////////////////////////////////////////////////////////////////////////////////</text:p>
      <text:p text:style-name="P5"/>
      <text:p text:style-name="P24">void count_function_start()</text:p>
      <text:p text:style-name="P3">//<text:span text:style-name="T11">if header.initiate_send is 1, this particular vertex is entitled to start the entire process </text:span></text:p>
      <text:p text:style-name="P3">//<text:span text:style-name="T11">by sending the first MCPL package to its neighbour in the ring</text:span></text:p>
      <text:p text:style-name="P3">//<text:span text:style-name="T11">The message is a 32bit integer that represents the number of rows in the data table </text:span></text:p>
      <text:p text:style-name="P3">//<text:span text:style-name="T11">on this particular vertex</text:span></text:p>
      <text:p text:style-name="P3"/>
      <text:p text:style-name="P25">void count_function_receive(uint payload) </text:p>
      <text:p text:style-name="P12">//if header.initiate_send is 0, we have not reached our original vertex yet -</text:p>
      <text:p text:style-name="P12">//therefore we increment the message by the number of rows in the data table on this</text:p>
      <text:p text:style-name="P12">//particular vertex and send it to the next vertex. Then, we record the message to </text:p>
      <text:p text:style-name="P12">//SDRAM, so that it can be seen in the output later on</text:p>
      <text:p text:style-name="P12"/>
      <text:p text:style-name="P8">///////////////////////////////////////////////////////////////////////////////////////////////////////////////////////////</text:p>
      <text:p text:style-name="P8">// <text:span text:style-name="T12">BUILD INDEX TABLE FUNCTION <text:s text:c="70"/>// <text:s text:c="51"/></text:span></text:p>
      <text:p text:style-name="P8">///////////////////////////////////////////////////////////////////////////////////////////////////////////////////////////</text:p>
      <text:p text:style-name="P8"/>
      <text:p text:style-name="P13"><text:span text:style-name="T22">T</text:span>he main idea of this function is to assign a unique identifier <text:span text:style-name="T22">of size 4 (bytes) </text:span>to each <text:span text:style-name="T21">unique string data item – while making sure that all of those data items are uniquely identified across all 16 cores within the ring without inconsistencies, such as the same data item having different identifiers on different cores. </text:span></text:p>
      <text:p text:style-name="P14">String data entries consist of 16 bytes and can only be sent in chunks of four – clogging up spike traffic and slowing everything down. By putting the unique identifiers into place, information regarding the entries can be shared much quicker, since now only the 4 byte identifiers have to be passed around.</text:p>
      <text:p text:style-name="P14">Furthermore, the main vertex <text:span text:style-name="T23">(or the leader)</text:span> will keep a dictionary of all indices <text:span text:style-name="T23">and data entries</text:span> in its memory. This will enable checking whether certain data entries exist and what type of id the<text:span text:style-name="T23">y</text:span> use within this specific ring network. <text:span text:style-name="T23">Once we get to the stage where several rings will be linked together, each leader has to know exactly what information is stored within the network that it is assigned to, be it the current ring or some other form of topology in the future.</text:span></text:p>
      <text:p text:style-name="P14"/>
      <text:p text:style-name="P29"/>
      <text:p text:style-name="P64"><text:soft-page-break/><text:span text:style-name="T15">struct</text:span> <text:span text:style-name="T19">index_info</text:span> {</text:p>
      <text:p text:style-name="P66"/>
      <text:p text:style-name="P65"><text:span text:style-name="T16"><text:tab/></text:span><text:span text:style-name="T13">unsigned</text:span><text:span text:style-name="T16"> </text:span><text:span text:style-name="T13">int</text:span><text:span text:style-name="T16"> *</text:span><text:span text:style-name="T20">id_index</text:span><text:span text:style-name="T16">;</text:span></text:p>
      <text:p text:style-name="P65"><text:span text:style-name="T16"><text:tab/></text:span><text:span text:style-name="T24">/* Holds the unique identifier for each data entry</text:span></text:p>
      <text:p text:style-name="P65"><text:span text:style-name="T24"><text:tab/> * Example: id_index[1] contains the unique id for the</text:span></text:p>
      <text:p text:style-name="P65"><text:span text:style-name="T24"><text:tab/> * second data entry within SDRAM</text:span></text:p>
      <text:p text:style-name="P65"><text:span text:style-name="T24"><text:tab/> * Currently this works only for one column</text:span></text:p>
      <text:p text:style-name="P65"><text:span text:style-name="T24"><text:tab/> * Length: header.num_rows</text:span></text:p>
      <text:p text:style-name="P65"><text:span text:style-name="T24"><text:tab/> */</text:span></text:p>
      <text:p text:style-name="P65"><text:span text:style-name="T16"><text:tab/></text:span><text:span text:style-name="T13">unsigned</text:span><text:span text:style-name="T16"> </text:span><text:span text:style-name="T13">int</text:span><text:span text:style-name="T16"> *</text:span><text:span text:style-name="T20">message</text:span><text:span text:style-name="T16">;</text:span></text:p>
      <text:p text:style-name="P65"><text:span text:style-name="T16"><text:tab/></text:span><text:span text:style-name="T24">/* Holds 4 integers that make up a string</text:span></text:p>
      <text:p text:style-name="P65"><text:span text:style-name="T24"><text:tab/> * Designed to take a string entry that has been forwarded</text:span></text:p>
      <text:p text:style-name="P65"><text:span text:style-name="T24"><text:tab/> * by 4 distinct MCPL packages</text:span></text:p>
      <text:p text:style-name="P65"><text:span text:style-name="T24"><text:tab/> */</text:span></text:p>
      <text:p text:style-name="P65"><text:span text:style-name="T16"><text:tab/></text:span><text:span text:style-name="T13">unsigned</text:span><text:span text:style-name="T16"> </text:span><text:span text:style-name="T13">int</text:span><text:span text:style-name="T16"> <text:s/></text:span><text:span text:style-name="T20">message_id</text:span><text:span text:style-name="T16">;</text:span></text:p>
      <text:p text:style-name="P65"><text:span text:style-name="T16"><text:tab/></text:span><text:span text:style-name="T24">/* Holds the unique id of string above</text:span></text:p>
      <text:p text:style-name="P65"><text:span text:style-name="T24"><text:tab/> * Takes the id from an incoming MCPL package as well</text:span></text:p>
      <text:p text:style-name="P65"><text:span text:style-name="T24"><text:tab/> */</text:span></text:p>
      <text:p text:style-name="P65"><text:span text:style-name="T16"><text:tab/></text:span><text:span text:style-name="T13">unsigned</text:span><text:span text:style-name="T16"> </text:span><text:span text:style-name="T13">int</text:span><text:span text:style-name="T16"> <text:s/></text:span><text:span text:style-name="T20">messages_received</text:span><text:span text:style-name="T16">;</text:span></text:p>
      <text:p text:style-name="P65"><text:span text:style-name="T16"><text:tab/></text:span><text:span text:style-name="T24">/* Keeps track of number of MCPL packages received</text:span></text:p>
      <text:p text:style-name="P65"><text:span text:style-name="T24"><text:tab/> * if messages_received </text:span><text:span text:style-name="T25">mod</text:span><text:span text:style-name="T24"> 5 = 0, a string data entry and its</text:span></text:p>
      <text:p text:style-name="P65"><text:span text:style-name="T24"><text:tab/> * id have been received</text:span></text:p>
      <text:p text:style-name="P65"><text:span text:style-name="T24"><text:tab/> */</text:span></text:p>
      <text:p text:style-name="P65"><text:span text:style-name="T16"><text:s text:c="4"/></text:span><text:span text:style-name="T13">unsigned</text:span><text:span text:style-name="T16"> </text:span><text:span text:style-name="T13">int</text:span><text:span text:style-name="T16"> <text:s/></text:span><text:span text:style-name="T20">index_complete</text:span><text:span text:style-name="T16">;</text:span></text:p>
      <text:p text:style-name="P65"><text:span text:style-name="T16"><text:tab/></text:span><text:span text:style-name="T24">/* A flag that tells if the index on this vertex is complete</text:span></text:p>
      <text:p text:style-name="P65"><text:span text:style-name="T24"><text:tab/> * Complete = 1; Incomplete = 0;</text:span></text:p>
      <text:p text:style-name="P65"><text:span text:style-name="T24"><text:tab/> * Complete means that there are no indices left with value 0</text:span></text:p>
      <text:p text:style-name="P65"><text:span text:style-name="T24"><text:tab/> */</text:span></text:p>
      <text:p text:style-name="P65"><text:span text:style-name="T16"><text:tab/></text:span><text:span text:style-name="T13">unsigned</text:span><text:span text:style-name="T16"> </text:span><text:span text:style-name="T13">int</text:span><text:span text:style-name="T16"> <text:s/></text:span><text:span text:style-name="T20">max_id</text:span><text:span text:style-name="T16">;</text:span></text:p>
      <text:p text:style-name="P65"><text:span text:style-name="T16"><text:tab/></text:span><text:span text:style-name="T24">/* Tells you the highest id number on this vertex</text:span></text:p>
      <text:p text:style-name="P65"><text:span text:style-name="T24"><text:tab/> */</text:span></text:p>
      <text:p text:style-name="P66"/>
      <text:p text:style-name="P65"><text:span text:style-name="T16"><text:tab/></text:span><text:span text:style-name="T13">unsigned</text:span><text:span text:style-name="T16"> </text:span><text:span text:style-name="T13">int</text:span><text:span text:style-name="T16"> </text:span><text:span text:style-name="T20">message_0000_sent</text:span><text:span text:style-name="T16">;</text:span></text:p>
      <text:p text:style-name="P65"><text:span text:style-name="T16"><text:tab/></text:span><text:span text:style-name="T24">/* A flag that tells you if this vertex already </text:span></text:p>
      <text:p text:style-name="P65"><text:span text:style-name="T24"><text:tab/> * sent 0-0-0-0 to its neighbour</text:span></text:p>
      <text:p text:style-name="P65"><text:span text:style-name="T24"><text:tab/> * If that is the case, all the vertex has to do upon receiving</text:span></text:p>
      <text:p text:style-name="P65"><text:span text:style-name="T24"><text:tab/> * messages is to forward without invoking update_index()</text:span></text:p>
      <text:p text:style-name="P65"><text:span text:style-name="T24"><text:tab/> */</text:span></text:p>
      <text:p text:style-name="P64">};</text:p>
      <text:p text:style-name="P35"/>
      <text:p text:style-name="P27"><text:span text:style-name="T14">struct</text:span><text:span text:style-name="T17"> </text:span><text:span text:style-name="T18">index_info</text:span><text:span text:style-name="T17"> local_index;</text:span></text:p>
      <text:p text:style-name="P20"/>
      <text:p text:style-name="P21">All index information is available globally through “struct index_info local_index”</text:p>
      <text:p text:style-name="P21"/>
      <text:p text:style-name="P26">void <text:span text:style-name="T47">initialise</text:span>_index()</text:p>
      <text:p text:style-name="P17">//The first function that i<text:span text:style-name="T27">s executed by every core before any MCPL packages have </text:span></text:p>
      <text:p text:style-name="P36">//been sent.</text:p>
      <text:p text:style-name="P17"/>
      <text:p text:style-name="P16">//<text:span text:style-name="T26">Step 1: All vertices allocate memory to their index </text:span></text:p>
      <text:p text:style-name="P21"><text:s text:c="15"/>→ local_index.id_index = malloc(sizeof(unsigned int) * header.num_rows)</text:p>
      <text:p text:style-name="P16"/>
      <text:p text:style-name="P15">//<text:span text:style-name="T26">Step 2: All vertices create a buffer for receiving string messages</text:span></text:p>
      <text:p text:style-name="P16"><text:s text:c="15"/>→<text:span text:style-name="T26"> local_index.message = malloc(sizeof(unsigned int) * 4)</text:span></text:p>
      <text:p text:style-name="P16"/>
      <text:p text:style-name="P16"/>
      <text:p text:style-name="P16"/>
      <text:p text:style-name="P16"><text:soft-page-break/></text:p>
      <text:p text:style-name="P16"/>
      <text:p text:style-name="P16"/>
      <text:p text:style-name="P16">//<text:span text:style-name="T28">Step 3: If this is the vertex leader, (meaning header.initiate_send == 1):</text:span></text:p>
      <text:p text:style-name="P38"><text:span text:style-name="T31"><text:s text:c="15"/></text:span><text:span text:style-name="T35">invoke function complete_index → builds an index table on</text:span></text:p>
      <text:p text:style-name="P38"><text:span text:style-name="T35"><text:s text:c="15"/>this vertex</text:span></text:p>
      <text:p text:style-name="P43"/>
      <text:p text:style-name="P18"><text:span text:style-name="T31">//</text:span><text:span text:style-name="T32">Step 3: If this is a normal vertex:</text:span></text:p>
      <text:p text:style-name="P19"><text:span text:style-name="T32"><text:s text:c="15"/>Set all Ids to 0 in </text:span><text:span text:style-name="T31">“local_index.id_index[i]” </text:span><text:span text:style-name="T32">for </text:span><text:span text:style-name="T35">all i</text:span></text:p>
      <text:p text:style-name="P44"/>
      <text:p text:style-name="P58">void complete_index(unique_id, start_index)</text:p>
      <text:p text:style-name="P58"><text:span text:style-name="T48">- param 1: unique_id → allows you to specify a specific id to start with</text:span></text:p>
      <text:p text:style-name="P58"><text:span text:style-name="T48">- param 2: start_index → where to start modification of id_index array</text:span></text:p>
      <text:p text:style-name="P39"><text:span text:style-name="T28">//Goes through all entries in SDRAM via </text:span></text:p>
      <text:p text:style-name="P39"><text:span text:style-name="T28">//“address = data_specification_get_data_address()”</text:span></text:p>
      <text:p text:style-name="P39">//<text:span text:style-name="T29">and put unique IDs into the “</text:span><text:span text:style-name="T31">local_index.id_index[i]”</text:span></text:p>
      <text:p text:style-name="P39"><text:span text:style-name="T31">//Every ID in “local_index.id_index[i]” corresponds</text:span></text:p>
      <text:p text:style-name="P39"><text:span text:style-name="T31">//to an entry in the SDRAM in the given order. </text:span></text:p>
      <text:p text:style-name="P39"><text:span text:style-name="T31">//The algorithm makes sure that no two identical data entries get different Ids</text:span></text:p>
      <text:p text:style-name="P39"><text:span text:style-name="T30">//</text:span><text:span text:style-name="T36">Also, the algorithm still works if only part of id_index has been completed,</text:span></text:p>
      <text:p text:style-name="P39"><text:span text:style-name="T30">//</text:span><text:span text:style-name="T36">that is some entries still have the id 0 assigned to them</text:span></text:p>
      <text:p text:style-name="P39"><text:span text:style-name="T36">//</text:span><text:span text:style-name="T43">Eventually, local_index.index_complete is set to 1</text:span></text:p>
      <text:p text:style-name="P39"><text:span text:style-name="T36"/></text:p>
      <text:p text:style-name="P56">void update_index()</text:p>
      <text:p text:style-name="P56">//<text:span text:style-name="T49">Only executes if no [0-0-0-0,id] message has been sent by this vertex so far</text:span></text:p>
      <text:p text:style-name="P60"><text:span text:style-name="T30">//</text:span><text:span text:style-name="T45">This function takes the newly arrived message from “local_index.message” </text:span><text:span text:style-name="T46">and </text:span></text:p>
      <text:p text:style-name="P60"><text:span text:style-name="T46">//</text:span><text:span text:style-name="T45">“local_index.message_</text:span><text:span text:style-name="T46">id</text:span><text:span text:style-name="T45">” </text:span><text:span text:style-name="T46">and checks if any string data entries within its section of</text:span></text:p>
      <text:p text:style-name="P60"><text:span text:style-name="T46">//the SDRAM memory are identical with </text:span><text:span text:style-name="T45">“local_index.message”. </text:span><text:span text:style-name="T46">There are several</text:span></text:p>
      <text:p text:style-name="P52">//scenarios:</text:p>
      <text:p text:style-name="P52">//</text:p>
      <text:p text:style-name="P52">//Scenario 1: There are data entries which are identical with local_index.message.</text:p>
      <text:p text:style-name="P52"><text:s text:c="22"/>Their ids are still 0.</text:p>
      <text:p text:style-name="P52"><text:s text:c="22"/>→ The ids of the data entries are updated to local_index.message_id</text:p>
      <text:p text:style-name="P52">//</text:p>
      <text:p text:style-name="P52">//Scenario 2: There are data entries identical with local_index.message.</text:p>
      <text:p text:style-name="P52"><text:s text:c="22"/>Their ids are not 0 anymore.</text:p>
      <text:p text:style-name="P52"><text:s text:c="22"/>→ The message has gone through all cores already.</text:p>
      <text:p text:style-name="P40"><text:span text:style-name="T36"><text:s text:c="27"/>Invoke message_reached_sender() to handle this</text:span></text:p>
      <text:p text:style-name="P45"/>
      <text:p text:style-name="P55">void <text:span text:style-name="T50">index</text:span>_receive(payload)</text:p>
      <text:p text:style-name="P46">- <text:span text:style-name="T51">param 1: payload → 32bit integer from incoming spike message</text:span></text:p>
      <text:p text:style-name="P19"><text:span text:style-name="T32">//</text:span><text:span text:style-name="T33">Whenever a string data entry is being sent to the current vertex, the vertex waits</text:span></text:p>
      <text:p text:style-name="P47">//until it receives all 4 MCPLs for the string entry and the <text:span text:style-name="T51">one </text:span>MCPL for the id. </text:p>
      <text:p text:style-name="P47">// <text:span text:style-name="T51">Once </text:span>all information has arrived, it is stored in “local_index.message” and</text:p>
      <text:p text:style-name="P48">//“local_index.message_id”. </text:p>
      <text:p text:style-name="P48"><text:soft-page-break/></text:p>
      <text:p text:style-name="P48">//<text:span text:style-name="T52">Scenario 1: This is a normal message</text:span></text:p>
      <text:p text:style-name="P49"><text:s text:c="22"/>→ The function invokes “update_index()”</text:p>
      <text:p text:style-name="P49"><text:s text:c="22"/>→<text:span text:style-name="T53"> Once finished, the message is forwarded to the next vertex alongside</text:span></text:p>
      <text:p text:style-name="P49"><text:s text:c="27"/><text:span text:style-name="T53">its id</text:span></text:p>
      <text:p text:style-name="P49"/>
      <text:p text:style-name="P46">//<text:span text:style-name="T53">Scenario 2: The message consists of four 0 integers and an id</text:span></text:p>
      <text:p text:style-name="P46"><text:s text:c="22"/>→<text:span text:style-name="T53"> This means that the previous vertex has finished synchronising its</text:span></text:p>
      <text:p text:style-name="P46"><text:s text:c="28"/><text:span text:style-name="T53">ids over the network</text:span></text:p>
      <text:p text:style-name="P46"><text:s text:c="22"/>→<text:span text:style-name="T54"> complete_index() is invoked if there are any ids left in the index</text:span></text:p>
      <text:p text:style-name="P46"><text:s text:c="27"/><text:span text:style-name="T56">that are 0, then the first item with a newly assigned id is sent to the </text:span></text:p>
      <text:p text:style-name="P46"><text:s text:c="27"/><text:span text:style-name="T56">next vertex</text:span></text:p>
      <text:p text:style-name="P50"><text:s text:c="22"/>→<text:span text:style-name="T55"> If there are no 0's within the id_index, that actually means that </text:span></text:p>
      <text:p text:style-name="P50"><text:s text:c="27"/><text:span text:style-name="T56">all ids have been assigned through update_index() in the past -</text:span></text:p>
      <text:p text:style-name="P51"><text:s text:c="27"/><text:span text:style-name="T56">therefore, no new ids can be assigned. The vertex forwards the</text:span></text:p>
      <text:p text:style-name="P51"><text:span text:style-name="T56"><text:s text:c="27"/>[0-0-0-0,id] and sets message_0000_sent to 1 </text:span></text:p>
      <text:p text:style-name="P51"><text:s text:c="22"/>→<text:span text:style-name="T56"> If message_0000_sent is 1 already upon reception, that means that</text:span></text:p>
      <text:p text:style-name="P51"><text:s text:c="27"/><text:span text:style-name="T56">all vertices have this flag set to 1 → the entire synchronisation is </text:span></text:p>
      <text:p text:style-name="P51"><text:s text:c="27"/><text:span text:style-name="T56">finished</text:span></text:p>
      <text:p text:style-name="P42"><text:span text:style-name="T30"><text:s text:c="27"/></text:span></text:p>
      <text:p text:style-name="P61"><text:span text:style-name="T34">v</text:span><text:span text:style-name="T30">oid </text:span><text:span text:style-name="T44">index_</text:span><text:span text:style-name="T30">message_reached_sender()</text:span></text:p>
      <text:p text:style-name="P41"><text:span text:style-name="T30">//</text:span><text:span text:style-name="T37">This function is invoked </text:span><text:span text:style-name="T39">upon the arrival of a </text:span><text:span text:style-name="T37">message that has </text:span><text:span text:style-name="T39">originally </text:span><text:span text:style-name="T37">been </text:span></text:p>
      <text:p text:style-name="P41"><text:span text:style-name="T37">//</text:span><text:span text:style-name="T39">sent by this vertex. </text:span><text:span text:style-name="T37">More precisely, </text:span><text:span text:style-name="T38">t</text:span><text:span text:style-name="T37">his means that </text:span><text:span text:style-name="T39">the message already visited all</text:span></text:p>
      <text:p text:style-name="P41"><text:span text:style-name="T39">//other vertices within the ring. Therefore, the message's id in the local vertex is</text:span></text:p>
      <text:p text:style-name="P41"><text:span text:style-name="T39">//not 0 anymore.</text:span><text:span text:style-name="T37"> </text:span></text:p>
      <text:p text:style-name="P41"><text:span text:style-name="T37"/></text:p>
      <text:p text:style-name="P41"><text:span text:style-name="T37">//</text:span><text:span text:style-name="T40">Scenario 1: The message's id is smaller than the max_id of the local index</text:span></text:p>
      <text:p text:style-name="P41"><text:span text:style-name="T40"><text:s text:c="22"/>→ new_id = message's id + 1</text:span></text:p>
      <text:p text:style-name="P41"><text:span text:style-name="T40"><text:s text:c="22"/>→ </text:span><text:span text:style-name="T41">use new_id to retrieve the corresponding string data item</text:span></text:p>
      <text:p text:style-name="P41"><text:span text:style-name="T41"><text:s text:c="22"/>→ send the string data item with new_id to the next vertex</text:span></text:p>
      <text:p text:style-name="P41"><text:span text:style-name="T41"/></text:p>
      <text:p text:style-name="P41"><text:span text:style-name="T41">//Scenario 2: The message's id is exactly the same a max_id</text:span></text:p>
      <text:p text:style-name="P41"><text:span text:style-name="T41"><text:s text:c="22"/>→ this means that all the ids in this vertex got assigned to their</text:span></text:p>
      <text:p text:style-name="P41"><text:span text:style-name="T41"><text:s text:c="27"/>corresponding data items locally and elsewhere. In other words,</text:span></text:p>
      <text:p text:style-name="P41"><text:span text:style-name="T41"><text:s text:c="27"/>all local ids have been synchronised within the ring/network</text:span></text:p>
      <text:p text:style-name="P41"><text:span text:style-name="T41"><text:s text:c="22"/>→ There still might be ids in other vertices that do not exist in this </text:span></text:p>
      <text:p text:style-name="P41"><text:span text:style-name="T41"><text:s text:c="28"/>vertex which still need to be synchronised across the network</text:span></text:p>
      <text:p text:style-name="P41"><text:span text:style-name="T41"><text:s text:c="22"/>→ </text:span><text:span text:style-name="T42">in order to indicate that this vertex has finished synchronising,</text:span></text:p>
      <text:p text:style-name="P41"><text:span text:style-name="T42"><text:s text:c="27"/>a [0-0-0-0, max_id+1] message is sent to the next vertex</text:span></text:p>
      <text:p text:style-name="P41"><text:span text:style-name="T41"><text:s text:c="4"/></text:span></text:p>
      <text:p text:style-name="P41"><text:span text:style-name="T41"><text:s text:c="27"/></text:span></text:p>
      <text:p text:style-name="P57"/>
      <text:p text:style-name="P57"/>
      <text:p text:style-name="P57"/>
      <text:p text:style-name="P59"/>
      <text:p text:style-name="P59"><text:soft-page-break/>This is a visualisation of the <text:span text:style-name="T57">data structures built by the functions above</text:span>:</text:p>
      <text:p text:style-name="P54">- The 'Data Entry' column is stored within SDRAM (acessed through the addresses)</text:p>
      <text:p text:style-name="P54">- The 'Unique ID' column is stored in local_index.id_index on every vertex/core in</text:p>
      <text:p text:style-name="P54"><text:s text:c="3"/>the tightly coupled RAM, which can hold up to 32Kb of memory</text:p>
      <text:p text:style-name="P57"><draw:frame draw:style-name="fr1" draw:name="Object1" text:anchor-type="paragraph" svg:x="0.086cm" svg:y="0.33cm" svg:width="15.744cm" svg:height="22.867cm" draw:z-index="0"><draw:object xlink:href="./Object 1" xlink:type="simple" xlink:show="embed" xlink:actuate="onLoad"/><draw:image xlink:href="./ObjectReplacements/Object 1" xlink:type="simple" xlink:show="embed" xlink:actuate="onLoad"/></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Riepenhausen</meta:initial-creator>
    <meta:creation-date>2017-09-28T17:01:59.710012218</meta:creation-date>
    <dc:date>2017-11-03T21:36:14.205369761</dc:date>
    <dc:creator>Alexey Riepenhausen</dc:creator>
    <meta:editing-duration>PT6H6M33S</meta:editing-duration>
    <meta:editing-cycles>89</meta:editing-cycles>
    <meta:generator>LibreOffice/5.0.6.2$Linux_X86_64 LibreOffice_project/00$Build-2</meta:generator>
    <meta:document-statistic meta:table-count="0" meta:image-count="0" meta:object-count="1" meta:page-count="6" meta:paragraph-count="189" meta:word-count="1659" meta:character-count="11708" meta:non-whitespace-character-count="87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31mm"/>
    </style:style>
    <style:style style:name="co2" style:family="table-column">
      <style:table-column-properties fo:break-before="auto" style:column-width="28.86mm"/>
    </style:style>
    <style:style style:name="co3" style:family="table-column">
      <style:table-column-properties fo:break-before="auto" style:column-width="22.58mm"/>
    </style:style>
    <style:style style:name="co4" style:family="table-column">
      <style:table-column-properties fo:break-before="auto" style:column-width="2.5mm"/>
    </style:style>
    <style:style style:name="co5" style:family="table-column">
      <style:table-column-properties fo:break-before="auto" style:column-width="19.97mm"/>
    </style:style>
    <style:style style:name="co6" style:family="table-column">
      <style:table-column-properties fo:break-before="auto" style:column-width="2.12mm"/>
    </style:style>
    <style:style style:name="ro1" style:family="table-row">
      <style:table-row-properties style:row-height="2.01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38mm" fo:break-before="auto" style:use-optimal-row-height="false"/>
    </style:style>
    <style:style style:name="ro5" style:family="table-row">
      <style:table-row-properties style:row-height="1.8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000000" style:text-position=""/>
    </style:style>
    <style:style style:name="ce2" style:family="table-cell" style:parent-style-name="Default">
      <style:table-cell-properties fo:background-color="#dcdef0"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dcdef0" style:text-align-source="fix" style:repeat-content="false" fo:border="0.06pt solid #000000"/>
      <style:paragraph-properties fo:text-align="start" fo:margin-left="0mm"/>
      <style:text-properties style:text-position="" fo:font-size="10pt" fo:font-style="normal"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edeef6" fo:border="0.06pt solid #000000"/>
      <style:text-properties style:text-position="" fo:font-style="normal" style:font-style-asian="normal" style:font-style-complex="normal"/>
    </style:style>
    <style:style style:name="ce5" style:family="table-cell" style:parent-style-name="Default">
      <style:table-cell-properties fo:background-color="#dcdef0" fo:border="0.06pt solid #000000"/>
      <style:text-properties style:text-position=""/>
    </style:style>
    <style:style style:name="ce6" style:family="table-cell" style:parent-style-name="Default">
      <style:table-cell-properties fo:background-color="#dcdef0" style:text-align-source="fix" style:repeat-content="false" fo:border="0.06pt solid #000000"/>
      <style:paragraph-properties fo:text-align="center" fo:margin-left="0mm"/>
      <style:text-properties style:text-position="" fo:font-size="10pt" fo:font-style="normal"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edeef6" style:text-align-source="fix" style:repeat-content="false" fo:border="0.06pt solid #000000"/>
      <style:paragraph-properties fo:text-align="center" fo:margin-left="0mm"/>
      <style:text-properties style:text-position="" fo:font-style="normal" style:font-style-asian="normal" style:font-style-complex="normal"/>
    </style:style>
    <style:style style:name="ce8" style:family="table-cell" style:parent-style-name="Default">
      <style:table-cell-properties fo:background-color="#000000"/>
      <style:text-properties fo:color="#000000"/>
    </style:style>
    <style:style style:name="ce9" style:family="table-cell" style:parent-style-name="Default">
      <style:table-cell-properties fo:background-color="#dcdef0"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dcdef0" style:text-align-source="fix" style:repeat-content="false" fo:border="0.06pt solid #000000"/>
      <style:paragraph-properties fo:text-align="start" fo:margin-left="0mm"/>
      <style:text-properties fo:font-size="10pt" fo:font-style="normal"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edeef6" fo:border="0.06pt solid #000000"/>
      <style:text-properties fo:font-style="normal" style:font-style-asian="normal" style:font-style-complex="normal"/>
    </style:style>
    <style:style style:name="ce12" style:family="table-cell" style:parent-style-name="Default">
      <style:table-cell-properties fo:background-color="#dcdef0" fo:border="0.06pt solid #000000"/>
    </style:style>
    <style:style style:name="ce13" style:family="table-cell" style:parent-style-name="Default">
      <style:table-cell-properties fo:background-color="#dcdef0" style:text-align-source="fix" style:repeat-content="false" fo:border="0.06pt solid #000000"/>
      <style:paragraph-properties fo:text-align="center" fo:margin-left="0mm"/>
      <style:text-properties fo:font-size="10pt" fo:font-style="normal"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edeef6" style:text-align-source="fix" style:repeat-content="false" fo:border="0.06pt solid #000000"/>
      <style:paragraph-properties fo:text-align="center" fo:margin-left="0mm"/>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1"/>
        <table:table-column table:style-name="co3" table:default-cell-style-name="ce14"/>
        <table:table-column table:style-name="co4" table:default-cell-style-name="ce8"/>
        <table:table-column table:style-name="co2" table:default-cell-style-name="ce8"/>
        <table:table-column table:style-name="co5" table:default-cell-style-name="ce8"/>
        <table:table-column table:style-name="co6" table:default-cell-style-name="ce8"/>
        <table:table-row table:style-name="ro1">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2] – Leader</text:p>
          </table:table-cell>
          <table:covered-table-cell table:style-name="ce12"/>
          <table:table-cell/>
          <table:table-cell table:style-name="ce9" office:value-type="string" calcext:value-type="string" table:number-columns-spanned="2" table:number-rows-spanned="1">
            <text:p>Vertex [02] – Leader</text:p>
          </table:table-cell>
          <table:covered-table-cell table:style-name="ce12"/>
          <table:table-cell/>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table-cell table:style-name="ce9" office:value-type="string" calcext:value-type="string" table:number-columns-spanned="2" table:number-rows-spanned="1">
            <text:p>Lookup Table</text:p>
          </table:table-cell>
          <table:covered-table-cell table:style-name="ce12"/>
          <table:table-cell/>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table-cell table:style-name="ce10" office:value-type="string" calcext:value-type="string">
            <text:p>Data Entry</text:p>
          </table:table-cell>
          <table:table-cell table:style-name="ce13" office:value-type="string" calcext:value-type="string">
            <text:p>Unique ID</text:p>
          </table:table-cell>
          <table:table-cell/>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table-cell table:style-name="ce11" office:value-type="string" calcext:value-type="string">
            <text:p>United Kingdom</text:p>
          </table:table-cell>
          <table:table-cell table:style-name="ce14" office:value-type="float" office:value="1" calcext:value-type="float">
            <text:p>1</text:p>
          </table:table-cell>
          <table:table-cell/>
        </table:table-row>
        <table:table-row table:style-name="ro3">
          <table:table-cell/>
          <table:table-cell office:value-type="string" calcext:value-type="string">
            <text:p>Germany</text:p>
          </table:table-cell>
          <table:table-cell office:value-type="float" office:value="2" calcext:value-type="float">
            <text:p>2</text:p>
          </table:table-cell>
          <table:table-cell/>
          <table:table-cell table:style-name="ce11" office:value-type="string" calcext:value-type="string">
            <text:p>Germany</text:p>
          </table:table-cell>
          <table:table-cell table:style-name="ce14" office:value-type="float" office:value="2" calcext:value-type="float">
            <text:p>2</text:p>
          </table:table-cell>
          <table:table-cell/>
        </table:table-row>
        <table:table-row table:style-name="ro3">
          <table:table-cell/>
          <table:table-cell office:value-type="string" calcext:value-type="string">
            <text:p>France</text:p>
          </table:table-cell>
          <table:table-cell office:value-type="float" office:value="3" calcext:value-type="float">
            <text:p>3</text:p>
          </table:table-cell>
          <table:table-cell/>
          <table:table-cell table:style-name="ce11" office:value-type="string" calcext:value-type="string">
            <text:p>France</text:p>
          </table:table-cell>
          <table:table-cell table:style-name="ce14" office:value-type="float" office:value="3" calcext:value-type="float">
            <text:p>3</text:p>
          </table:table-cell>
          <table:table-cell/>
        </table:table-row>
        <table:table-row table:style-name="ro3">
          <table:table-cell/>
          <table:table-cell office:value-type="string" calcext:value-type="string">
            <text:p>Germany</text:p>
          </table:table-cell>
          <table:table-cell office:value-type="float" office:value="2" calcext:value-type="float">
            <text:p>2</text:p>
          </table:table-cell>
          <table:table-cell/>
          <table:table-cell table:style-name="ce11" office:value-type="string" calcext:value-type="string">
            <text:p>Spain</text:p>
          </table:table-cell>
          <table:table-cell table:style-name="ce14" office:value-type="float" office:value="4" calcext:value-type="float">
            <text:p>4</text:p>
          </table:table-cell>
          <table:table-cell/>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table-cell table:style-name="ce11" office:value-type="string" calcext:value-type="string">
            <text:p>Greece</text:p>
          </table:table-cell>
          <table:table-cell table:style-name="ce14" office:value-type="float" office:value="5" calcext:value-type="float">
            <text:p>5</text:p>
          </table:table-cell>
          <table:table-cell/>
        </table:table-row>
        <table:table-row table:style-name="ro4">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3] – Chain </text:p>
          </table:table-cell>
          <table:covered-table-cell table:style-name="ce12"/>
          <table:table-cell table:number-columns-repeated="4"/>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number-columns-repeated="4"/>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1">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4] – Chain </text:p>
          </table:table-cell>
          <table:covered-table-cell table:style-name="ce12"/>
          <table:table-cell table:number-columns-repeated="4"/>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number-columns-repeated="4"/>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number-columns-repeated="4"/>
        </table:table-row>
        <table:table-row table:style-name="ro3">
          <table:table-cell/>
          <table:table-cell office:value-type="string" calcext:value-type="string">
            <text:p>Greece</text:p>
          </table:table-cell>
          <table:table-cell office:value-type="float" office:value="5" calcext:value-type="float">
            <text:p>5</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5">
          <table:table-cell/>
          <table:table-cell table:style-name="ce8" table:number-columns-repeated="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21:26:58.342638536">00:00:00</text:time></text:p>
        </style:region-right>
      </style:header>
      <style:header-left style:display="false"/>
      <style:footer>
        <text:p>Page <text:page-number>1</text:page-number> / <text:page-count>99</text:page-count></text:p>
      </style:footer>
      <style:footer-left style:display="false"/>
    </style:master-page>
  </office:master-styles>
</office:document-styles>
</file>